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e0efd4" draw:textarea-horizontal-align="justify" draw:textarea-vertical-align="middle" draw:auto-grow-height="false" fo:min-height="2.75cm" fo:min-width="5cm" draw:shadow="hidden"/>
    </style:style>
    <style:style style:name="gr2" style:family="graphic" style:parent-style-name="standard">
      <style:graphic-properties svg:stroke-color="#111111" draw:fill="solid" draw:fill-color="#7da7d8" draw:textarea-horizontal-align="justify" draw:textarea-vertical-align="middle" draw:auto-grow-height="false" fo:min-height="2.75cm" fo:min-width="5cm" draw:shadow="hidden"/>
    </style:style>
    <style:style style:name="gr3" style:family="graphic" style:parent-style-name="standard">
      <style:graphic-properties svg:stroke-color="#111111" draw:fill="solid" draw:fill-color="#adc5e7" draw:textarea-horizontal-align="justify" draw:textarea-vertical-align="middle" draw:auto-grow-height="false" fo:min-height="2.75cm" fo:min-width="5cm" draw:shadow="hidden"/>
    </style:style>
    <style:style style:name="gr4" style:family="graphic" style:parent-style-name="standard">
      <style:graphic-properties svg:stroke-color="#111111" draw:fill="solid" draw:fill-color="#fcd3c1" draw:textarea-horizontal-align="justify" draw:textarea-vertical-align="middle" draw:auto-grow-height="false" fo:min-height="2.75cm" fo:min-width="5cm" draw:shadow="hidden"/>
    </style:style>
    <style:style style:name="gr5" style:family="graphic" style:parent-style-name="standard">
      <style:graphic-properties svg:stroke-color="#111111" draw:fill="solid" draw:fill-color="#ffffff" draw:opacity="0%" draw:textarea-horizontal-align="justify" draw:textarea-vertical-align="top" draw:auto-grow-height="false" fo:min-height="16.15cm" fo:min-width="26.2cm" draw:shadow="hidden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0efd4"/>
      <style:paragraph-properties fo:text-align="center"/>
    </style:style>
    <style:style style:name="P3" style:family="paragraph">
      <loext:graphic-properties draw:fill="solid" draw:fill-color="#7da7d8"/>
      <style:paragraph-properties fo:text-align="center"/>
    </style:style>
    <style:style style:name="P4" style:family="paragraph">
      <loext:graphic-properties draw:fill="solid" draw:fill-color="#adc5e7"/>
      <style:paragraph-properties fo:text-align="center"/>
    </style:style>
    <style:style style:name="P5" style:family="paragraph">
      <loext:graphic-properties draw:fill="solid" draw:fill-color="#fcd3c1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solid" draw:fill-color="#ffffff" draw:opacity="0%"/>
      <style:paragraph-properties fo:text-align="en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custom-shape draw:style-name="gr1" draw:text-style-name="P2" draw:layer="layout" svg:width="5.5cm" svg:height="3cm" svg:x="13.7cm" svg:y="7.2cm">
          <text:p text:style-name="P1">Orientation<text:line-break/>controll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cm" svg:height="3cm" svg:x="13.7cm" svg:y="11.3cm">
          <text:p text:style-name="P1">Speed controll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cm" svg:height="3cm" svg:x="5.068cm" svg:y="9.2cm">
          <text:p text:style-name="P1">Flight controll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cm" svg:height="3cm" svg:x="1.9cm" svg:y="15.2cm">
          <text:p text:style-name="P1">SBUS read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cm" svg:height="3cm" svg:x="22.3cm" svg:y="15.4cm">
          <text:p text:style-name="P1">Control of the </text:p>
          <text:p text:style-name="P1">servos and moto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cm" svg:height="3cm" svg:x="8.5cm" svg:y="2.6cm">
          <text:p text:style-name="P1">Analog sensor<text:line-break/>read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cm" svg:height="3cm" svg:x="21.5cm" svg:y="9.3cm">
          <text:p text:style-name="P1">Mix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5cm" svg:height="3cm" svg:x="1.9cm" svg:y="2.6cm">
          <text:p text:style-name="P1">Orientation <text:line-break/>fusion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6.7cm" svg:height="16.4cm" svg:x="1.5cm" svg:y="2.3cm">
          <text:p text:style-name="P6">App wrapper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4.5cm" svg:y1="15.2cm" svg:x2="7.7cm" svg:y2="12.2cm">
          <text:p/>
        </draw:line>
        <draw:line draw:style-name="gr6" draw:text-style-name="P8" draw:layer="layout" svg:x1="11.2cm" svg:y1="5.6cm" svg:x2="8.9cm" svg:y2="9.2cm">
          <text:p/>
        </draw:line>
        <draw:line draw:style-name="gr6" draw:text-style-name="P8" draw:layer="layout" svg:x1="4.6cm" svg:y1="5.6cm" svg:x2="6.8cm" svg:y2="9.2cm">
          <text:p/>
        </draw:line>
        <draw:line draw:style-name="gr6" draw:text-style-name="P8" draw:layer="layout" svg:x1="10.6cm" svg:y1="10.1cm" svg:x2="13.7cm" svg:y2="8.7cm">
          <text:p/>
        </draw:line>
        <draw:line draw:style-name="gr6" draw:text-style-name="P8" draw:layer="layout" svg:x1="10.6cm" svg:y1="11.1cm" svg:x2="13.7cm" svg:y2="12.9cm">
          <text:p/>
        </draw:line>
        <draw:line draw:style-name="gr6" draw:text-style-name="P8" draw:layer="layout" svg:x1="19.2cm" svg:y1="12.7cm" svg:x2="21.5cm" svg:y2="11.3cm">
          <text:p/>
        </draw:line>
        <draw:line draw:style-name="gr6" draw:text-style-name="P8" draw:layer="layout" svg:x1="19.2cm" svg:y1="8.8cm" svg:x2="21.5cm" svg:y2="10.3cm">
          <text:p/>
        </draw:line>
        <draw:line draw:style-name="gr6" draw:text-style-name="P8" draw:layer="layout" svg:x1="24.2cm" svg:y1="12.3cm" svg:x2="25.1cm" svg:y2="15.4cm">
          <text:p/>
        </draw:line>
        <draw:frame draw:style-name="gr7" draw:text-style-name="P9" draw:layer="layout" svg:width="9.587cm" svg:height="0.962cm" svg:x="9.813cm" svg:y="1.038cm">
          <draw:text-box>
            <text:p text:style-name="P1">Threads and simplified data flo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1T11:55:41.381000000</meta:creation-date>
    <dc:date>2018-05-31T13:37:31.261000000</dc:date>
    <meta:editing-duration>PT10M27S</meta:editing-duration>
    <meta:editing-cycles>2</meta:editing-cycles>
    <meta:generator>LibreOffice/6.0.4.2$Windows_X86_64 LibreOffice_project/9b0d9b32d5dcda91d2f1a96dc04c645c450872bf</meta:generator>
    <meta:document-statistic meta:object-count="18"/>
  </office:meta>
</office:document-meta>
</file>